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53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+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4" calcext:value-type="float">
            <text:p>10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4" calcext:value-type="float">
            <text:p>1024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4" calcext:value-type="float">
            <text:p>102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16646" calcext:value-type="float">
            <text:p>16646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26514" calcext:value-type="float">
            <text:p>26514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48" calcext:value-type="float">
            <text:p>204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48" calcext:value-type="float">
            <text:p>204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48" calcext:value-type="float">
            <text:p>2048</text:p>
          </table:table-cell>
          <table:table-cell office:value-type="float" office:value="28044" calcext:value-type="float">
            <text:p>28044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48" calcext:value-type="float">
            <text:p>204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office:value-type="float" office:value="68016" calcext:value-type="float">
            <text:p>68016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0" calcext:value-type="float">
            <text:p>10000</text:p>
          </table:table-cell>
          <table:table-cell office:value-type="float" office:value="4096" calcext:value-type="float">
            <text:p>409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float" office:value="4096" calcext:value-type="float">
            <text:p>40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0" calcext:value-type="float">
            <text:p>10000</text:p>
          </table:table-cell>
          <table:table-cell office:value-type="float" office:value="4096" calcext:value-type="float">
            <text:p>4096</text:p>
          </table:table-cell>
          <table:table-cell office:value-type="float" office:value="88868" calcext:value-type="float">
            <text:p>88868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0" calcext:value-type="float">
            <text:p>10000</text:p>
          </table:table-cell>
          <table:table-cell office:value-type="float" office:value="4096" calcext:value-type="float">
            <text:p>409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96" calcext:value-type="float">
            <text:p>409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96" calcext:value-type="float">
            <text:p>409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96" calcext:value-type="float">
            <text:p>4096</text:p>
          </table:table-cell>
          <table:table-cell office:value-type="float" office:value="87732" calcext:value-type="float">
            <text:p>87732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96" calcext:value-type="float">
            <text:p>4096</text:p>
          </table:table-cell>
          <table:table-cell office:value-type="float" office:value="886" calcext:value-type="float">
            <text:p>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44" meta:object-count="0"/>
    <meta:generator>LibreOffice/7.5.3.2$Windows_X86_64 LibreOffice_project/9f56dff12ba03b9acd7730a5a481eea045e468f3</meta:generator>
  </office:meta>
</office:document-meta>
</file>